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6407" officeooo:paragraph-rsid="001c6407"/>
    </style:style>
    <style:style style:name="P2" style:family="paragraph" style:parent-style-name="Standard">
      <style:text-properties officeooo:rsid="001cf7ff" officeooo:paragraph-rsid="001cf7ff"/>
    </style:style>
    <style:style style:name="P3" style:family="paragraph" style:parent-style-name="Standard">
      <style:text-properties officeooo:rsid="001cf7ff" officeooo:paragraph-rsid="001eb839"/>
    </style:style>
    <style:style style:name="P4" style:family="paragraph" style:parent-style-name="Standard">
      <style:text-properties officeooo:rsid="001cf7ff" officeooo:paragraph-rsid="001f79b3"/>
    </style:style>
    <style:style style:name="P5" style:family="paragraph" style:parent-style-name="Standard">
      <style:text-properties officeooo:rsid="001cf7ff" officeooo:paragraph-rsid="0020e126"/>
    </style:style>
    <style:style style:name="P6" style:family="paragraph" style:parent-style-name="Standard">
      <style:text-properties officeooo:rsid="001eb839" officeooo:paragraph-rsid="001eb839"/>
    </style:style>
    <style:style style:name="P7" style:family="paragraph" style:parent-style-name="Standard">
      <style:text-properties officeooo:rsid="001f79b3" officeooo:paragraph-rsid="001f79b3"/>
    </style:style>
    <style:style style:name="P8" style:family="paragraph" style:parent-style-name="Standard">
      <style:text-properties officeooo:rsid="001f79b3" officeooo:paragraph-rsid="0020e126"/>
    </style:style>
    <style:style style:name="P9" style:family="paragraph" style:parent-style-name="Standard">
      <style:text-properties officeooo:rsid="0020e126" officeooo:paragraph-rsid="0020e126"/>
    </style:style>
    <style:style style:name="P10" style:family="paragraph" style:parent-style-name="Standard">
      <style:text-properties officeooo:rsid="0026c63a" officeooo:paragraph-rsid="0026c63a"/>
    </style:style>
    <style:style style:name="P11" style:family="paragraph" style:parent-style-name="Standard">
      <style:paragraph-properties>
        <style:tab-stops>
          <style:tab-stop style:position="0.8543in"/>
        </style:tab-stops>
      </style:paragraph-properties>
      <style:text-properties officeooo:rsid="0026c63a" officeooo:paragraph-rsid="0026c63a"/>
    </style:style>
    <style:style style:name="P12" style:family="paragraph" style:parent-style-name="Standard">
      <style:text-properties officeooo:rsid="0020e126" officeooo:paragraph-rsid="0026c63a"/>
    </style:style>
    <style:style style:name="T1" style:family="text">
      <style:text-properties officeooo:rsid="001f79b3"/>
    </style:style>
    <style:style style:name="T2" style:family="text">
      <style:text-properties officeooo:rsid="001eb839"/>
    </style:style>
    <style:style style:name="T3" style:family="text">
      <style:text-properties officeooo:rsid="0020e126"/>
    </style:style>
    <style:style style:name="T4" style:family="text">
      <style:text-properties officeooo:rsid="0021e691"/>
    </style:style>
    <style:style style:name="T5" style:family="text">
      <style:text-properties officeooo:rsid="00238f85"/>
    </style:style>
    <style:style style:name="T6" style:family="text">
      <style:text-properties officeooo:rsid="0025445c"/>
    </style:style>
    <style:style style:name="T7" style:family="text">
      <style:text-properties officeooo:rsid="0026c6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r Horizons IMU Pseudo-NMEA Sentences</text:p>
      <text:p text:style-name="P1"/>
      <text:p text:style-name="P1">Ryan Pierce, <text:a xlink:type="simple" xlink:href="mailto:rdpierce@pobox.com">rdpierce@pobox.com</text:a></text:p>
      <text:p text:style-name="P1"><text:span text:style-name="T4">November 1,</text:span> 2014</text:p>
      <text:p text:style-name="P1"/>
      <text:h text:style-name="Heading_20_1" text:outline-level="1">Introduction</text:h>
      <text:p text:style-name="P1">This document describes the data output format used by the Far Horizons IMU board. The Far Horizons IMU consists of an ArduIMU v3 board. It receives data at 57,600 baud from a GPS. It outputs serial data at 57,600 baud, which a SparkFun OpenLog board writes to a microSD card.</text:p>
      <text:p text:style-name="P1"/>
      <text:p text:style-name="P2">Note that for all references, the 6 pin programming connector on the ArduIMU board <text:span text:style-name="T4">i</text:span>s considered oriented towards the front of the device <text:span text:style-name="T4">and defines the forward direction</text:span>, <text:span text:style-name="T4">and the side with the components is considered the top of the device and defines the upward direction.</text:span></text:p>
      <text:h text:style-name="Heading_20_1" text:outline-level="1">Normal Initialization</text:h>
      <text:p text:style-name="P1"/>
      <text:p text:style-name="Preformatted_20_Text">############# HMC5883L Setup #############</text:p>
      <text:p text:style-name="Preformatted_20_Text">Setting scale to +/- 1.3 Ga</text:p>
      <text:p text:style-name="Preformatted_20_Text">Setting measurement mode to continous.</text:p>
      <text:p text:style-name="Preformatted_20_Text"/>
      <text:p text:style-name="Preformatted_20_Text">############# MPU-6000 Data Acquisition #############</text:p>
      <text:p text:style-name="Preformatted_20_Text">Initializing SPI Protocol...</text:p>
      <text:p text:style-name="Preformatted_20_Text">...SPI Protocol initializing done.</text:p>
      <text:p text:style-name="Preformatted_20_Text">&gt;&gt;&gt;&gt;&gt;&gt;&gt;&gt;&gt;&gt;&gt;&gt;&gt;&gt;&gt;&gt;&gt;&gt;&gt;&gt;&gt;&gt;&gt;&gt;&gt;&gt;&gt;&gt;&gt;&gt;&gt;&gt;&gt;&gt;&gt;&gt;&gt;&gt;&gt;&gt;&gt;&gt;&gt;&gt;&gt;&gt;&gt;&gt;&gt;&gt;&gt;&gt;&gt;</text:p>
      <text:p text:style-name="Preformatted_20_Text">Initializing Digital Motion Processor (DMP)...</text:p>
      <text:p text:style-name="Preformatted_20_Text"><text:tab/>Writing <text:s text:c="2"/>DMP memory.......... done.</text:p>
      <text:p text:style-name="Preformatted_20_Text"><text:tab/>Verifying DMP memory.......... success!</text:p>
      <text:p text:style-name="Preformatted_20_Text"><text:tab/>Writing <text:s text:c="2"/>DMP configuration... done.</text:p>
      <text:p text:style-name="Preformatted_20_Text"><text:tab/>Verifying DMP configuration... success!</text:p>
      <text:p text:style-name="Preformatted_20_Text"><text:tab/>Writing <text:s text:c="2"/>DMP update 1/7 ..... done.</text:p>
      <text:p text:style-name="Preformatted_20_Text"><text:tab/>Verifying DMP update 1/7 ..... success!</text:p>
      <text:p text:style-name="Preformatted_20_Text"><text:tab/>Writing <text:s text:c="2"/>DMP update 2/7 ..... done.</text:p>
      <text:p text:style-name="Preformatted_20_Text"><text:tab/>Verifying DMP update 2/7 ..... success!</text:p>
      <text:p text:style-name="Preformatted_20_Text"><text:tab/>Writing <text:s text:c="2"/>DMP update 3/7 ..... done.</text:p>
      <text:p text:style-name="Preformatted_20_Text"><text:tab/>Verifying DMP update 3/7 ..... success!</text:p>
      <text:p text:style-name="Preformatted_20_Text"><text:tab/>Writing <text:s text:c="2"/>DMP update 4/7 ..... done.</text:p>
      <text:p text:style-name="Preformatted_20_Text"><text:tab/>Verifying DMP update 4/7 ..... success!</text:p>
      <text:p text:style-name="Preformatted_20_Text"><text:tab/>Writing <text:s text:c="2"/>DMP update 5/7 ..... done.</text:p>
      <text:p text:style-name="Preformatted_20_Text"><text:tab/>Verifying DMP update 5/7 ..... success!</text:p>
      <text:p text:style-name="Preformatted_20_Text"><text:tab/>Writing <text:s text:c="2"/>DMP update 6/7 ..... done.</text:p>
      <text:p text:style-name="Preformatted_20_Text"><text:tab/>Verifying DMP update 6/7 ..... success!</text:p>
      <text:p text:style-name="Preformatted_20_Text"><text:tab/>Writing <text:s text:c="2"/>DMP update 7/7 ..... done.</text:p>
      <text:p text:style-name="Preformatted_20_Text"><text:tab/>Verifying DMP update 7/7 ..... success!</text:p>
      <text:p text:style-name="Preformatted_20_Text">... Digital Motion Processor (DMP) initializing done.</text:p>
      <text:p text:style-name="Preformatted_20_Text">&gt;&gt;&gt;&gt;&gt;&gt;&gt;&gt;&gt;&gt;&gt;&gt;&gt;&gt;&gt;&gt;&gt;&gt;&gt;&gt;&gt;&gt;&gt;&gt;&gt;&gt;&gt;&gt;&gt;&gt;&gt;&gt;&gt;&gt;&gt;&gt;&gt;&gt;&gt;&gt;&gt;&gt;&gt;&gt;&gt;&gt;&gt;&gt;&gt;&gt;&gt;&gt;&gt;</text:p>
      <text:p text:style-name="Preformatted_20_Text">Enabling DMP... done.</text:p>
      <text:p text:style-name="Preformatted_20_Text">Enabling interrupt detection... done.</text:p>
      <text:p text:style-name="Preformatted_20_Text">DMP ready! Waiting for first data from MPU-6000...</text:p>
      <text:p text:style-name="Preformatted_20_Text">&gt;&gt;&gt;&gt;&gt;&gt;&gt;&gt;&gt;&gt;&gt;&gt;&gt;&gt;&gt;&gt;&gt;&gt;&gt;&gt;&gt;&gt;&gt;&gt;&gt;&gt;&gt;&gt;&gt;&gt;&gt;&gt;&gt;&gt;&gt;&gt;&gt;&gt;&gt;&gt;&gt;&gt;&gt;&gt;&gt;&gt;&gt;&gt;&gt;&gt;&gt;&gt;&gt;</text:p>
      <text:h text:style-name="Heading_20_1" text:outline-level="1"><text:soft-page-break/>GPS Data</text:h>
      <text:p text:style-name="P1"/>
      <text:p text:style-name="P1">The FH IMU receives GPS data, presumably in NMEA format, and when it detects a linefeed (ASCII 10), logs the line to the SD card. I have observed cases where serial data gets lost, especially the linefeed, and one partial plus one complete NMEA sentence become concatenated on one line. This may be caused by the serial receive buffer overflowing on the Atmega328 because other processing is happening. This is rare enough that it is not serious, especially considering that GPS data solely serves as a timestamp to correlate log data between this board and other boards. </text:p>
      <text:p text:style-name="P1"/>
      <text:p text:style-name="P1">This is an example of GPS data from a Copernicus GPS:</text:p>
      <text:p text:style-name="P1"/>
      <text:p text:style-name="Preformatted_20_Text">$GPGGA,213940.00,4151.91150,N,08736.46929,W,2,08,1.13,00178,M,-034,M,,*58</text:p>
      <text:p text:style-name="Preformatted_20_Text">$GPRMC,213940.00,A,4151.91150,N,08736.46929,W,000.54,355.1,200914,03.*30</text:p>
      <text:p text:style-name="Standard"/>
      <text:h text:style-name="Heading_20_1" text:outline-level="1">Accelerometer Data</text:h>
      <text:p text:style-name="P2"/>
      <text:p text:style-name="P2">This is an example of accelerometer data:</text:p>
      <text:p text:style-name="Standard"/>
      <text:p text:style-name="Preformatted_20_Text">$FHIAC,693,0.26,0.03,0.99</text:p>
      <text:p text:style-name="P2"/>
      <text:p text:style-name="P2">Count: Integer counter</text:p>
      <text:p text:style-name="P2">Acceleration in X axis (G's), <text:span text:style-name="T4">0 if Level</text:span></text:p>
      <text:p text:style-name="P2">Acceleration in Y axis (G's), <text:span text:style-name="T4">0 if Level</text:span></text:p>
      <text:p text:style-name="P2">Acceleration in Z axis (G's), <text:span text:style-name="T4">1.0 if Level</text:span></text:p>
      <text:p text:style-name="P2"/>
      <text:h text:style-name="Heading_20_1" text:outline-level="1">Acceleration Angle</text:h>
      <text:p text:style-name="P2"/>
      <text:p text:style-name="P2">This is an example of accelerometer angle data. It is the angle of the gravity vector in the X and Y plane. This could be construed as measuring tilt (roll and pitch) if and only if the device in question is in an inertial reference plane.</text:p>
      <text:p text:style-name="P2"/>
      <text:p text:style-name="Preformatted_20_Text">$FHIAA,693,181.58,195.00</text:p>
      <text:p text:style-name="P2"/>
      <text:p text:style-name="P2">Count: Integer counter</text:p>
      <text:p text:style-name="P2">X Angle (Roll): Degrees, 180 = Level, <text:span text:style-name="T4">90-179 = Roll Left, 181-270 = Roll Right</text:span></text:p>
      <text:p text:style-name="P2">Y Angle (Pitch): Degrees, 180 = Level, <text:span text:style-name="T4">90-179 = Nose Down, 181-270 = Nose Up</text:span></text:p>
      <text:p text:style-name="P2"/>
      <text:h text:style-name="Heading_20_1" text:outline-level="1">Gyro Rate</text:h>
      <text:p text:style-name="P2"/>
      <text:p text:style-name="P2">This is an example of angular rate data.</text:p>
      <text:p text:style-name="P2"/>
      <text:p text:style-name="Preformatted_20_Text">$FHIGR,693,-0.18,0.00,-0.12</text:p>
      <text:p text:style-name="P2"/>
      <text:p text:style-name="P2">Count: Integer counter</text:p>
      <text:p text:style-name="P2"><text:soft-page-break/>X Rotation Rate: Degrees per second, <text:span text:style-name="T5">Positive = Rolling Right, Negative = Rolling Left</text:span></text:p>
      <text:p text:style-name="P2">Y Rotation Rate: Degrees per second, <text:span text:style-name="T5">Positive = Pitching Down, Negative = Pitching Up</text:span></text:p>
      <text:p text:style-name="P2">Z Rotation Rate: Degrees per second, <text:span text:style-name="T5">Positive = Turning Left, Negative = Turning Right</text:span></text:p>
      <text:p text:style-name="P2"/>
      <text:h text:style-name="Heading_20_1" text:outline-level="1">Temperature</text:h>
      <text:p text:style-name="P2"/>
      <text:p text:style-name="P2">This is the temperature reported by the MPU-6000.</text:p>
      <text:p text:style-name="P2"/>
      <text:p text:style-name="Preformatted_20_Text">$FHITC,693,39.54</text:p>
      <text:p text:style-name="P2"/>
      <text:p text:style-name="P2">Count: Integer counter</text:p>
      <text:p text:style-name="P2">Temperature: Degrees Celsius</text:p>
      <text:p text:style-name="P2"/>
      <text:h text:style-name="Heading_20_1" text:outline-level="1">Quaternion</text:h>
      <text:p text:style-name="P2"/>
      <text:p text:style-name="P2">This is the position of the IMU in quaternion format.</text:p>
      <text:p text:style-name="P2"/>
      <text:p text:style-name="Preformatted_20_Text">$FHIQU,693,0.98,-0.02,-0.12,-0.14</text:p>
      <text:p text:style-name="P2"/>
      <text:p text:style-name="P2">Count: Integer counter</text:p>
      <text:p text:style-name="P2">W: Range -1 to 1</text:p>
      <text:p text:style-name="P2">X: Range -1 to 1</text:p>
      <text:p text:style-name="P2">Y: Range -1 to 1</text:p>
      <text:p text:style-name="P2">Z: Range -1 to 1</text:p>
      <text:p text:style-name="P2"/>
      <text:h text:style-name="Heading_20_1" text:outline-level="1">Euler Angles</text:h>
      <text:p text:style-name="P2"/>
      <text:p text:style-name="P2">This is the position of the IMU in Euler angle format.</text:p>
      <text:p text:style-name="P2"/>
      <text:p text:style-name="Preformatted_20_Text">$FHIEU,693,4.33,13.73,16.82</text:p>
      <text:p text:style-name="P2"/>
      <text:p text:style-name="P2">Count: Integer counter</text:p>
      <text:p text:style-name="P6">X Angle: Degrees</text:p>
      <text:p text:style-name="P6">Y Angle: Degrees</text:p>
      <text:p text:style-name="P6">Z Angle: Degrees</text:p>
      <text:p text:style-name="P6"/>
      <text:h text:style-name="Heading_20_1" text:outline-level="1">Pitch Roll Yaw</text:h>
      <text:p text:style-name="P6"/>
      <text:p text:style-name="P6">This is the position of the IMU in Pitch Roll Yaw format.</text:p>
      <text:p text:style-name="P2"/>
      <text:p text:style-name="Preformatted_20_Text">$FHIPR,693,14.38,-0.21,16.82</text:p>
      <text:p text:style-name="P2"/>
      <text:p text:style-name="P3">Count: Integer counter</text:p>
      <text:p text:style-name="P6"><text:soft-page-break/>Pitch: Degrees, -<text:span text:style-name="T1">180 to 180, 0 = Level, Positive = Nose Up, Negative = Nose Down</text:span></text:p>
      <text:p text:style-name="P7">Roll: Degrees, <text:span text:style-name="T2">-</text:span>180 to 180, 0 = Level, <text:span text:style-name="T6">Positive = Roll Right, Negative = Roll Left</text:span></text:p>
      <text:p text:style-name="P7">Yaw: Degrees. <text:s/>180 to 180, 0 = Position at startup, <text:span text:style-name="T6">Increasing = Turning Right, Decreasing = Turning Left</text:span></text:p>
      <text:p text:style-name="P7"/>
      <text:p text:style-name="P7">Note that while Pitch and Roll presumably are corrected by the gravity vector, the MPU6000 cannot correct Yaw. As such, Yaw will drift a small amount over time due to errors in the gyro sensors.</text:p>
      <text:p text:style-name="P7"/>
      <text:h text:style-name="Heading_20_1" text:outline-level="1">Magnetometer – Raw</text:h>
      <text:p text:style-name="P4"/>
      <text:p text:style-name="P7">This records the raw magnetic flux sensed along each axis by the HMC5883L chip.</text:p>
      <text:p text:style-name="P4"/>
      <text:p text:style-name="Preformatted_20_Text">$FHIMR,693,-39,-91,-519</text:p>
      <text:p text:style-name="P4"/>
      <text:p text:style-name="P4">Count: Integer counter</text:p>
      <text:p text:style-name="P7">X Flux: Value in bits, should be -2048 to 2047</text:p>
      <text:p text:style-name="P7">Y Flux: Value in bits, should be -2048 to 2047</text:p>
      <text:p text:style-name="P7">Z Flux: Value in bits, should be -2048 to 2047</text:p>
      <text:p text:style-name="P7"/>
      <text:h text:style-name="Heading_20_1" text:outline-level="1">Magnetometer – Scaled</text:h>
      <text:p text:style-name="P7"/>
      <text:p text:style-name="P7">This records the magnetometer flux as a floating point number, measured in milligauss. Note that the magnetometer appears to have an offset error for each axis. Experimentally, we have determined offsets and hard-coded them in the software. This can be applied by adding a constant correction for each axis.</text:p>
      <text:p text:style-name="P3"/>
      <text:p text:style-name="Preformatted_20_Text">$FHIMS,693,-35.78,-83.49,-476.15,-43.12,-10.09,-439.45</text:p>
      <text:p text:style-name="P2"/>
      <text:p text:style-name="P4">Count: Integer counter</text:p>
      <text:p text:style-name="P7">X Flux (no <text:span text:style-name="T3">offset correction</text:span>): Value in milligauss</text:p>
      <text:p text:style-name="P9">Y Flux <text:span text:style-name="T1">(no </text:span>offset correction<text:span text:style-name="T1">): Value in milligauss</text:span></text:p>
      <text:p text:style-name="P9">Z Flux <text:span text:style-name="T1">(no </text:span>offset correction<text:span text:style-name="T1">): Value in milligauss</text:span></text:p>
      <text:p text:style-name="P8">X Flux (<text:span text:style-name="T3">with offset correction</text:span>): Value in milligauss</text:p>
      <text:p text:style-name="P9">Y Flux <text:span text:style-name="T1">(</text:span>with<text:span text:style-name="T1"> </text:span>offset correction<text:span text:style-name="T1">): Value in milligauss</text:span></text:p>
      <text:p text:style-name="P9">Z Flux <text:span text:style-name="T1">(</text:span>with<text:span text:style-name="T1"> </text:span>offset correction<text:span text:style-name="T1">): Value in milligauss</text:span></text:p>
      <text:p text:style-name="P2"/>
      <text:h text:style-name="Heading_20_1" text:outline-level="1">Magnetic Heading</text:h>
      <text:p text:style-name="P9"/>
      <text:p text:style-name="P12">This is an attempt to approximate the magnetic heading. <text:span text:style-name="T7">One can determine this by taking the arctangent of the Y flux divided by the X flux and scaling this in degrees from 0-360.</text:span></text:p>
      <text:p text:style-name="P12"/>
      <text:p text:style-name="P11">Offset correction means that the hard-coded offsets, experimentally determined, are applied prior to computing the arctangent. </text:p>
      <text:p text:style-name="P12"/>
      <text:p text:style-name="P12">The earth's magnetic field has a significant dip, which increases as one moves farther from the equator. <text:soft-page-break/><text:span text:style-name="T7">This causes considerable error as the device is tilted. This is corrected by using the pitch and roll data from the IMU to project the three dimensional magnetic vector onto a level plane, and using the Y and X components of that resulting vector in the arctangent computation.</text:span></text:p>
      <text:p text:style-name="P12"/>
      <text:p text:style-name="P10">Applying both offset and tilt correction means first applying the offset correction and then correcting the result for tilt.</text:p>
      <text:p text:style-name="P2"/>
      <text:p text:style-name="Preformatted_20_Text">$FHIMH,693,66.80,13.17,28.13,3.21</text:p>
      <text:p text:style-name="P2"/>
      <text:p text:style-name="P5">Count: Integer counter</text:p>
      <text:p text:style-name="P9">Heading (no corrections): Degrees, 0-360</text:p>
      <text:p text:style-name="P10">Heading (offset correction): <text:span text:style-name="T3">Degrees, 0-360</text:span></text:p>
      <text:p text:style-name="P10">Heading (tilt correction): <text:span text:style-name="T3">Degrees, 0-360</text:span></text:p>
      <text:p text:style-name="P10">Heading (offset and tilt correction): <text:span text:style-name="T3">Degrees, 0-360</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38S</meta:editing-duration>
    <meta:editing-cycles>8</meta:editing-cycles>
    <meta:generator>LibreOffice/4.1.6.2$Windows_x86 LibreOffice_project/40ff705089295be5be0aae9b15123f687c05b0a</meta:generator>
    <dc:date>2014-11-01T15:34:23.750000000</dc:date>
    <meta:document-statistic meta:table-count="0" meta:image-count="0" meta:object-count="0" meta:page-count="5" meta:paragraph-count="120" meta:word-count="1049" meta:character-count="6870" meta:non-whitespace-character-count="5900"/>
    <meta:user-defined meta:name="Info 1"/>
    <meta:user-defined meta:name="Info 2"/>
    <meta:user-defined meta:name="Info 3"/>
    <meta:user-defined meta:name="Info 4"/>
  </office:meta>
</office:document-meta>
</file>